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cccccc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cccccc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7694in" style:rel-column-width="7281*"/>
    </style:style>
    <style:style style:name="Table7.I" style:family="table-column">
      <style:table-column-properties style:column-width="0.7701in" style:rel-column-width="728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I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29in" table:align="left"/>
    </style:style>
    <style:style style:name="Table8.A" style:family="table-column">
      <style:table-column-properties style:column-width="1.5625in"/>
    </style:style>
    <style:style style:name="Table8.B" style:family="table-column">
      <style:table-column-properties style:column-width="2.3715in"/>
    </style:style>
    <style:style style:name="Table8.C" style:family="table-column">
      <style:table-column-properties style:column-width="2.9889in"/>
    </style:style>
    <style:style style:name="Table8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fo:background-color="#cccccc" fo:padding="0.0382in" fo:border="0.05pt solid #000000">
        <style:background-image/>
      </style:table-cell-properties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.B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" fo:font-size="10pt" fo:font-weight="normal" officeooo:rsid="001bf12e" officeooo:paragraph-rsid="001bf12e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ourier" fo:font-size="10pt" style:text-underline-style="none" fo:font-weight="normal" officeooo:rsid="00254073" officeooo:paragraph-rsid="00254073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ourier" fo:font-size="10pt" style:text-underline-style="none" fo:font-weight="normal" officeooo:rsid="00606ad7" officeooo:paragraph-rsid="00606ad7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ourier" fo:font-size="10pt" style:text-underline-style="none" fo:font-weight="normal" officeooo:rsid="00606ad7" officeooo:paragraph-rsid="006408e4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urier" fo:font-size="10pt" style:text-underline-style="none" fo:font-weight="normal" officeooo:rsid="002b2e11" officeooo:paragraph-rsid="002b2e11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urier" fo:font-size="10pt" style:text-underline-style="none" fo:font-weight="normal" officeooo:rsid="002b2e11" officeooo:paragraph-rsid="003d9ebf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urier" fo:font-size="10pt" style:text-underline-style="none" fo:font-weight="normal" officeooo:rsid="002fc5ae" officeooo:paragraph-rsid="002cd9e9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urier" fo:font-size="10pt" style:text-underline-style="none" fo:font-weight="normal" officeooo:rsid="002fc5ae" officeooo:paragraph-rsid="002fc5ae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urier" fo:font-size="10pt" style:text-underline-style="none" fo:font-weight="normal" officeooo:rsid="002cd9e9" officeooo:paragraph-rsid="002b2e11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ourier" fo:font-size="10pt" style:text-underline-style="none" fo:font-weight="normal" officeooo:rsid="0036f55c" officeooo:paragraph-rsid="0036f55c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Courier" fo:font-size="10pt" style:text-underline-style="none" fo:font-weight="normal" officeooo:rsid="0057577e" officeooo:paragraph-rsid="0057577e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ourier" fo:font-size="10pt" style:text-underline-style="none" fo:font-weight="normal" officeooo:rsid="0066a4e8" officeooo:paragraph-rsid="0066a4e8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urier" fo:font-size="10pt" style:text-underline-style="none" fo:font-weight="normal" officeooo:rsid="006820d8" officeooo:paragraph-rsid="006820d8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ourier" fo:font-size="10pt" style:text-underline-style="none" fo:font-weight="normal" officeooo:rsid="007fa6ac" officeooo:paragraph-rsid="007fa6ac" style:font-size-asian="8.75pt" style:font-weight-asian="normal" style:font-size-complex="10pt" style:font-weight-complex="normal"/>
    </style:style>
    <style:style style:name="P15" style:family="paragraph" style:parent-style-name="Standard">
      <style:text-properties style:font-name="Courier" fo:font-size="10pt" style:text-underline-style="none" officeooo:rsid="004694a5" officeooo:paragraph-rsid="004694a5" style:font-size-asian="10pt" style:font-size-complex="10pt"/>
    </style:style>
    <style:style style:name="P16" style:family="paragraph" style:parent-style-name="Standard">
      <style:text-properties style:font-name="Courier" fo:font-size="10pt" style:text-underline-style="none" officeooo:rsid="0049ff59" officeooo:paragraph-rsid="0049ff59" style:font-size-asian="10pt" style:font-size-complex="10pt"/>
    </style:style>
    <style:style style:name="P17" style:family="paragraph" style:parent-style-name="Standard">
      <style:text-properties style:font-name="Courier" fo:font-size="10pt" style:text-underline-style="none" officeooo:rsid="0051dd28" officeooo:paragraph-rsid="0051dd28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Courier" fo:font-size="10pt" style:text-underline-style="none" fo:font-weight="bold" officeooo:rsid="002b2e11" officeooo:paragraph-rsid="002b2e11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ourier" fo:font-size="10pt" style:text-underline-style="none" fo:font-weight="bold" officeooo:rsid="002b2e11" officeooo:paragraph-rsid="003d9ebf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ourier" fo:font-size="10pt" style:text-underline-style="none" fo:font-weight="bold" officeooo:rsid="002cd9e9" officeooo:paragraph-rsid="002cd9e9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Courier" fo:font-size="10pt" officeooo:rsid="003d9ebf" officeooo:paragraph-rsid="003d9ebf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Courier" fo:font-size="10pt" style:text-underline-style="solid" style:text-underline-width="auto" style:text-underline-color="font-color" fo:font-weight="bold" officeooo:rsid="002fc5ae" officeooo:paragraph-rsid="002fc5ae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ourier" fo:font-size="10pt" style:text-underline-style="solid" style:text-underline-width="auto" style:text-underline-color="font-color" fo:font-weight="normal" officeooo:rsid="0057577e" officeooo:paragraph-rsid="0057577e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Courier" fo:font-size="10pt" style:text-underline-style="solid" style:text-underline-width="auto" style:text-underline-color="font-color" fo:font-weight="normal" officeooo:rsid="00606ad7" officeooo:paragraph-rsid="00606ad7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Courier" fo:font-size="10pt" style:text-underline-style="solid" style:text-underline-width="auto" style:text-underline-color="font-color" fo:font-weight="normal" officeooo:rsid="00606ad7" officeooo:paragraph-rsid="006408e4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ourier" fo:font-size="10pt" style:text-underline-style="solid" style:text-underline-width="auto" style:text-underline-color="font-color" fo:font-weight="normal" officeooo:rsid="006820d8" officeooo:paragraph-rsid="006fe57c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d21d0" officeooo:paragraph-rsid="001d21d0" style:font-size-asian="14pt" style:font-weight-asian="bold" style:font-size-complex="14pt" style:font-weight-complex="bold"/>
    </style:style>
    <style:style style:name="P28" style:family="paragraph" style:parent-style-name="Standard">
      <style:text-properties style:font-name="Liberation Serif" fo:font-size="14pt" style:text-underline-style="none" fo:font-weight="bold" officeooo:rsid="00549159" officeooo:paragraph-rsid="00549159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6fe57c" officeooo:paragraph-rsid="006fe57c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fo:font-weight="normal" officeooo:rsid="00218042" officeooo:paragraph-rsid="00218042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fo:font-weight="normal" officeooo:rsid="0071cf45" officeooo:paragraph-rsid="0071cf45" style:font-size-asian="10pt" style:font-weight-asian="normal" style:font-size-complex="10pt" style:font-weight-complex="normal"/>
    </style:style>
    <style:style style:name="P32" style:family="paragraph" style:parent-style-name="Standard">
      <style:text-properties style:font-name="Liberation Serif" fo:font-size="10pt" style:text-underline-style="solid" style:text-underline-width="auto" style:text-underline-color="font-color" fo:font-weight="normal" officeooo:rsid="0056acde" officeooo:paragraph-rsid="0057577e" style:font-size-asian="10pt" style:font-weight-asian="normal" style:font-size-complex="10pt" style:font-weight-complex="normal"/>
    </style:style>
    <style:style style:name="P33" style:family="paragraph" style:parent-style-name="Standard">
      <style:text-properties style:font-name="Liberation Serif" fo:font-size="10pt" style:text-underline-style="solid" style:text-underline-width="auto" style:text-underline-color="font-color" fo:font-weight="normal" officeooo:rsid="0057577e" officeooo:paragraph-rsid="0057577e" style:font-size-asian="10pt" style:font-weight-asian="normal" style:font-size-complex="10pt" style:font-weight-complex="normal"/>
    </style:style>
    <style:style style:name="P34" style:family="paragraph" style:parent-style-name="Standard">
      <style:text-properties style:font-name="Liberation Serif" fo:font-size="10pt" style:text-underline-style="solid" style:text-underline-width="auto" style:text-underline-color="font-color" fo:font-weight="normal" officeooo:rsid="005c49dd" officeooo:paragraph-rsid="005c49dd" style:font-size-asian="10pt" style:font-weight-asian="normal" style:font-size-complex="10pt" style:font-weight-complex="normal"/>
    </style:style>
    <style:style style:name="P35" style:family="paragraph" style:parent-style-name="Standard">
      <style:text-properties style:font-name="Liberation Serif" fo:font-size="10pt" style:text-underline-style="solid" style:text-underline-width="auto" style:text-underline-color="font-color" fo:font-weight="normal" officeooo:rsid="005ea014" officeooo:paragraph-rsid="005ea014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fo:font-weight="normal" officeooo:rsid="002cd9e9" officeooo:paragraph-rsid="002ed5c0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fo:font-weight="normal" officeooo:rsid="0033da75" officeooo:paragraph-rsid="0033da75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fo:font-weight="normal" officeooo:rsid="00371f9e" officeooo:paragraph-rsid="00371f9e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fo:font-weight="bold" officeooo:rsid="00218042" officeooo:paragraph-rsid="00218042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fo:font-weight="bold" officeooo:rsid="00254073" officeooo:paragraph-rsid="00254073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fo:font-weight="bold" officeooo:rsid="002b2e11" officeooo:paragraph-rsid="002b2e11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fo:font-weight="bold" officeooo:rsid="002fc5ae" officeooo:paragraph-rsid="003e34db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fo:font-weight="bold" officeooo:rsid="002fc5ae" officeooo:paragraph-rsid="002fc5ae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fo:font-weight="bold" officeooo:rsid="002fc5ae" officeooo:paragraph-rsid="0035a1d7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fo:font-weight="bold" officeooo:rsid="002ed5c0" officeooo:paragraph-rsid="0033da75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fo:font-weight="bold" officeooo:rsid="003d9ebf" officeooo:paragraph-rsid="003d9ebf" style:font-size-asian="10pt" style:font-weight-asian="bold" style:font-size-complex="10pt" style:font-weight-complex="bold"/>
    </style:style>
    <style:style style:name="P47" style:family="paragraph" style:parent-style-name="Standard">
      <style:text-properties style:font-name="Liberation Serif" fo:font-size="10pt" style:text-underline-style="solid" style:text-underline-width="auto" style:text-underline-color="font-color" officeooo:rsid="003ff8f7" officeooo:paragraph-rsid="003ff8f7" style:font-size-asian="10pt" style:font-size-complex="10pt"/>
    </style:style>
    <style:style style:name="P48" style:family="paragraph" style:parent-style-name="Standard">
      <style:paragraph-properties fo:text-align="center" style:justify-single-word="false"/>
      <style:text-properties style:font-name="Liberation Serif" fo:font-size="10pt" fo:font-weight="normal" officeooo:rsid="001bf12e" officeooo:paragraph-rsid="001bf12e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1bf12e" officeooo:paragraph-rsid="001bf12e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1d21d0" officeooo:paragraph-rsid="001d21d0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1f8372" officeooo:paragraph-rsid="001f8372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0pt" fo:font-weight="bold" officeooo:rsid="001bf12e" officeooo:paragraph-rsid="001bf12e" style:font-size-asian="10pt" style:font-weight-asian="bold" style:font-size-complex="10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0pt" fo:font-weight="bold" officeooo:rsid="001f8372" officeooo:paragraph-rsid="001f8372" style:font-size-asian="10pt" style:font-weight-asian="bold" style:font-size-complex="10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normal" officeooo:rsid="00218042" officeooo:paragraph-rsid="00218042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normal" officeooo:rsid="0021c955" officeooo:paragraph-rsid="00218042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normal" officeooo:rsid="00254073" officeooo:paragraph-rsid="00254073" style:font-size-asian="10pt" style:font-weight-asian="normal" style:font-size-complex="10pt" style:font-weight-complex="normal"/>
    </style:style>
    <style:style style:name="P57" style:family="paragraph" style:parent-style-name="Standard">
      <style:text-properties style:font-name="Liberation Serif" fo:font-size="10pt" style:text-underline-style="none" fo:font-weight="normal" officeooo:rsid="0056acde" officeooo:paragraph-rsid="0056acde" style:font-size-asian="10pt" style:font-weight-asian="normal" style:font-size-complex="10pt" style:font-weight-complex="normal"/>
    </style:style>
    <style:style style:name="P58" style:family="paragraph" style:parent-style-name="Standard">
      <style:text-properties style:font-name="Liberation Serif" fo:font-size="10pt" style:text-underline-style="none" fo:font-weight="normal" officeooo:rsid="0056acde" officeooo:paragraph-rsid="0057577e" style:font-size-asian="10pt" style:font-weight-asian="normal" style:font-size-complex="10pt" style:font-weight-complex="normal"/>
    </style:style>
    <style:style style:name="P59" style:family="paragraph" style:parent-style-name="Standard">
      <style:text-properties style:font-name="Liberation Serif" fo:font-size="10pt" style:text-underline-style="none" fo:font-weight="normal" officeooo:rsid="00549159" officeooo:paragraph-rsid="00549159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normal" officeooo:rsid="00606ad7" officeooo:paragraph-rsid="00606ad7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normal" officeooo:rsid="00606ad7" officeooo:paragraph-rsid="006408e4" style:font-size-asian="10pt" style:font-weight-asian="normal" style:font-size-complex="10pt" style:font-weight-complex="normal"/>
    </style:style>
    <style:style style:name="P62" style:family="paragraph" style:parent-style-name="Standard">
      <style:text-properties style:font-name="Liberation Serif" fo:font-size="10pt" style:text-underline-style="none" fo:font-weight="normal" officeooo:rsid="00606ad7" officeooo:paragraph-rsid="005ea014" style:font-size-asian="10pt" style:font-weight-asian="normal" style:font-size-complex="10pt" style:font-weight-complex="normal"/>
    </style:style>
    <style:style style:name="P63" style:family="paragraph" style:parent-style-name="Standard">
      <style:text-properties style:font-name="Liberation Serif" fo:font-size="10pt" style:text-underline-style="none" fo:font-weight="normal" officeooo:rsid="00606ad7" officeooo:paragraph-rsid="00606ad7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normal" officeooo:rsid="0062288a" officeooo:paragraph-rsid="0062288a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normal" officeooo:rsid="002b2e11" officeooo:paragraph-rsid="002b2e11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normal" officeooo:rsid="002ed5c0" officeooo:paragraph-rsid="002ed5c0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normal" officeooo:rsid="002ed5c0" officeooo:paragraph-rsid="0033da75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normal" officeooo:rsid="002fc5ae" officeooo:paragraph-rsid="002fc5ae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normal" officeooo:rsid="002fc5ae" officeooo:paragraph-rsid="0035a1d7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normal" officeooo:rsid="002fc5ae" officeooo:paragraph-rsid="003e34db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normal" officeooo:rsid="0033da75" officeooo:paragraph-rsid="0033da75" style:font-size-asian="10pt" style:font-weight-asian="normal" style:font-size-complex="10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normal" officeooo:rsid="0036f55c" officeooo:paragraph-rsid="0036f55c" style:font-size-asian="10pt" style:font-weight-asian="normal" style:font-size-complex="10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normal" officeooo:rsid="00371f9e" officeooo:paragraph-rsid="00371f9e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normal" officeooo:rsid="003d9ebf" officeooo:paragraph-rsid="003d9ebf" style:font-size-asian="10pt" style:font-weight-asian="normal" style:font-size-complex="10pt" style:font-weight-complex="normal"/>
    </style:style>
    <style:style style:name="P75" style:family="paragraph" style:parent-style-name="Standard">
      <style:text-properties style:font-name="Liberation Serif" fo:font-size="10pt" style:text-underline-style="none" fo:font-weight="normal" officeooo:rsid="0057577e" officeooo:paragraph-rsid="0057577e" style:font-size-asian="10pt" style:font-weight-asian="normal" style:font-size-complex="10pt" style:font-weight-complex="normal"/>
    </style:style>
    <style:style style:name="P76" style:family="paragraph" style:parent-style-name="Standard">
      <style:text-properties style:font-name="Liberation Serif" fo:font-size="10pt" style:text-underline-style="none" fo:font-weight="normal" officeooo:rsid="005ea014" officeooo:paragraph-rsid="005c49dd" style:font-size-asian="10pt" style:font-weight-asian="normal" style:font-size-complex="10pt" style:font-weight-complex="normal"/>
    </style:style>
    <style:style style:name="P77" style:family="paragraph" style:parent-style-name="Standard">
      <style:text-properties style:font-name="Liberation Serif" fo:font-size="10pt" style:text-underline-style="none" fo:font-weight="normal" officeooo:rsid="005ea014" officeooo:paragraph-rsid="005ea014" style:font-size-asian="10pt" style:font-weight-asian="normal" style:font-size-complex="10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normal" officeooo:rsid="006408e4" officeooo:paragraph-rsid="006408e4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normal" officeooo:rsid="00652f93" officeooo:paragraph-rsid="00652f93" style:font-size-asian="10pt" style:font-weight-asian="normal" style:font-size-complex="10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normal" officeooo:rsid="0066a4e8" officeooo:paragraph-rsid="0066a4e8" style:font-size-asian="10pt" style:font-weight-asian="normal" style:font-size-complex="10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normal" officeooo:rsid="006820d8" officeooo:paragraph-rsid="006820d8" style:font-size-asian="10pt" style:font-weight-asian="normal" style:font-size-complex="10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normal" officeooo:rsid="006fe57c" officeooo:paragraph-rsid="006fe57c" style:font-size-asian="10pt" style:font-weight-asian="normal" style:font-size-complex="10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normal" officeooo:rsid="0071cf45" officeooo:paragraph-rsid="0071cf45" style:font-size-asian="10pt" style:font-weight-asian="normal" style:font-size-complex="10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normal" officeooo:rsid="006820d8" officeooo:paragraph-rsid="006820d8" style:font-size-asian="8.75pt" style:font-weight-asian="normal" style:font-size-complex="10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normal" officeooo:rsid="007fa6ac" officeooo:paragraph-rsid="007fa6ac" style:font-size-asian="8.75pt" style:font-weight-asian="normal" style:font-size-complex="10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bold" officeooo:rsid="002b2e11" officeooo:paragraph-rsid="002b2e11" style:font-size-asian="10pt" style:font-weight-asian="bold" style:font-size-complex="10pt" style:font-weight-complex="bold"/>
    </style:style>
    <style:style style:name="P87" style:family="paragraph" style:parent-style-name="Standard">
      <style:text-properties style:font-name="Liberation Serif" fo:font-size="10pt" style:text-underline-style="none" fo:font-weight="bold" officeooo:rsid="00549159" officeooo:paragraph-rsid="0051dd28" style:font-size-asian="10pt" style:font-weight-asian="bold" style:font-size-complex="10pt" style:font-weight-complex="bold"/>
    </style:style>
    <style:style style:name="P88" style:family="paragraph" style:parent-style-name="Standard">
      <style:text-properties style:font-name="Liberation Serif" fo:font-size="10pt" style:text-underline-style="none" officeooo:rsid="003ff8f7" officeooo:paragraph-rsid="003ff8f7" style:font-size-asian="10pt" style:font-size-complex="10pt"/>
    </style:style>
    <style:style style:name="P89" style:family="paragraph" style:parent-style-name="Standard">
      <style:text-properties style:font-name="Liberation Serif" fo:font-size="10pt" style:text-underline-style="none" officeooo:rsid="004694a5" officeooo:paragraph-rsid="004950f3" style:font-size-asian="10pt" style:font-size-complex="10pt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d21d0" officeooo:paragraph-rsid="001d21d0" style:font-size-asian="12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normal" officeooo:rsid="00218042" officeooo:paragraph-rsid="00218042" style:font-size-asian="12pt" style:font-style-asian="italic" style:font-weight-asian="normal" style:font-size-complex="12pt" style:font-style-complex="italic" style:font-weight-complex="normal"/>
    </style:style>
    <style:style style:name="P92" style:family="paragraph" style:parent-style-name="Standard">
      <style:text-properties style:font-name="Liberation Serif" fo:font-size="12pt" fo:font-style="italic" style:text-underline-style="none" fo:font-weight="normal" officeooo:rsid="0056acde" officeooo:paragraph-rsid="0056acde" style:font-size-asian="12pt" style:font-style-asian="italic" style:font-weight-asian="normal" style:font-size-complex="12pt" style:font-style-complex="italic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normal" officeooo:rsid="00652f93" officeooo:paragraph-rsid="00652f93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normal" officeooo:rsid="006408e4" officeooo:paragraph-rsid="006408e4" style:font-size-asian="12pt" style:font-style-asian="italic" style:font-weight-asian="normal" style:font-size-complex="12pt" style:font-style-complex="italic" style:font-weight-complex="normal"/>
    </style:style>
    <style:style style:name="P95" style:family="paragraph" style:parent-style-name="Standard">
      <style:text-properties style:font-name="Liberation Serif" fo:font-size="12pt" fo:font-style="italic" style:text-underline-style="none" fo:font-weight="normal" officeooo:rsid="005ea014" officeooo:paragraph-rsid="005ea014" style:font-size-asian="12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normal" officeooo:rsid="007fa6ac" officeooo:paragraph-rsid="007fa6ac" style:font-size-asian="10.5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style:text-properties style:font-name="Liberation Serif" fo:font-size="12pt" fo:font-style="italic" style:text-underline-style="none" officeooo:rsid="003ff8f7" officeooo:paragraph-rsid="003ff8f7" style:font-size-asian="12pt" style:font-style-asian="italic" style:font-size-complex="12pt" style:font-style-complex="italic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bold" officeooo:rsid="00371f9e" officeooo:paragraph-rsid="00371f9e" style:font-size-asian="12pt" style:font-style-asian="italic" style:font-weight-asian="bold" style:font-size-complex="12pt" style:font-style-complex="italic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bold" officeooo:rsid="0033da75" officeooo:paragraph-rsid="0033da75" style:font-size-asian="12pt" style:font-style-asian="italic" style:font-weight-asian="bold" style:font-size-complex="12pt" style:font-style-complex="italic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bold" officeooo:rsid="002ed5c0" officeooo:paragraph-rsid="002ed5c0" style:font-size-asian="12pt" style:font-style-asian="italic" style:font-weight-asian="bold" style:font-size-complex="12pt" style:font-style-complex="italic" style:font-weight-complex="bold"/>
    </style:style>
    <style:style style:name="P101" style:family="paragraph" style:parent-style-name="Standard">
      <style:text-properties style:font-name="Liberation Serif" fo:font-size="12pt" style:text-underline-style="none" fo:font-weight="normal" officeooo:rsid="00549159" officeooo:paragraph-rsid="00549159" style:font-size-asian="10.5pt" style:font-weight-asian="normal" style:font-size-complex="12pt" style:font-weight-complex="normal"/>
    </style:style>
    <style:style style:name="P102" style:family="paragraph" style:parent-style-name="Standard">
      <style:text-properties fo:font-size="10pt" fo:font-weight="normal" officeooo:rsid="007a7678" officeooo:paragraph-rsid="007a7678" style:font-size-asian="8.75pt" style:font-weight-asian="normal" style:font-size-complex="10pt" style:font-weight-complex="normal"/>
    </style:style>
    <style:style style:name="P103" style:family="paragraph" style:parent-style-name="Standard">
      <style:text-properties fo:font-size="10pt" fo:font-weight="normal" officeooo:rsid="001bf12e" officeooo:paragraph-rsid="001bf12e" style:font-size-asian="10pt" style:font-weight-asian="normal" style:font-size-complex="10pt" style:font-weight-complex="normal"/>
    </style:style>
    <style:style style:name="P104" style:family="paragraph" style:parent-style-name="Standard">
      <style:text-properties fo:font-size="10pt" fo:font-weight="bold" officeooo:rsid="001bf12e" officeooo:paragraph-rsid="001bf12e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2pt" fo:font-style="italic" style:text-underline-style="none" officeooo:paragraph-rsid="002b2e11" style:font-size-asian="12pt" style:font-style-asian="italic" style:font-size-complex="12pt" style:font-style-complex="italic"/>
    </style:style>
    <style:style style:name="P106" style:family="paragraph" style:parent-style-name="Standard">
      <style:text-properties fo:font-size="14pt" fo:font-weight="bold" officeooo:rsid="001bf12e" officeooo:paragraph-rsid="001bf12e" style:font-size-asian="14pt" style:font-weight-asian="bold" style:font-size-complex="14pt" style:font-weight-complex="bold"/>
    </style:style>
    <style:style style:name="P107" style:family="paragraph" style:parent-style-name="Standard">
      <style:text-properties fo:font-size="18pt" fo:font-weight="normal" officeooo:rsid="0078a743" officeooo:paragraph-rsid="0078a743" style:font-size-asian="15.75pt" style:font-weight-asian="normal" style:font-size-complex="18pt" style:font-weight-complex="normal"/>
    </style:style>
    <style:style style:name="P108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1d21d0" officeooo:paragraph-rsid="001d21d0" fo:background-color="transparent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235f70" officeooo:paragraph-rsid="00235f70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33da75" officeooo:paragraph-rsid="0033da75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2b2e11" officeooo:paragraph-rsid="002b2e11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739289" officeooo:paragraph-rsid="00739289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2ed5c0" officeooo:paragraph-rsid="002ed5c0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2ed5c0" officeooo:paragraph-rsid="0033da75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2ed5c0" officeooo:paragraph-rsid="003d9ebf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3564b5" officeooo:paragraph-rsid="003564b5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3564b5" officeooo:paragraph-rsid="003d9ebf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style:font-name="Liberation Serif" fo:font-size="10pt" officeooo:rsid="001d21d0" officeooo:paragraph-rsid="001d21d0" style:font-size-asian="10pt" style:font-size-complex="10pt"/>
    </style:style>
    <style:style style:name="P119" style:family="paragraph" style:parent-style-name="Table_20_Contents">
      <style:paragraph-properties fo:text-align="center" style:justify-single-word="false"/>
      <style:text-properties style:font-name="Liberation Serif" fo:font-size="10pt" officeooo:rsid="00235f70" officeooo:paragraph-rsid="00235f70" style:font-size-asian="10pt" style:font-size-complex="10pt"/>
    </style:style>
    <style:style style:name="P120" style:family="paragraph" style:parent-style-name="Table_20_Contents">
      <style:paragraph-properties fo:text-align="center" style:justify-single-word="false"/>
      <style:text-properties style:font-name="Liberation Serif" fo:font-size="10pt" officeooo:rsid="002b2e11" officeooo:paragraph-rsid="002b2e11" style:font-size-asian="10pt" style:font-size-complex="10pt"/>
    </style:style>
    <style:style style:name="P121" style:family="paragraph" style:parent-style-name="Table_20_Contents">
      <style:paragraph-properties fo:text-align="start" style:justify-single-word="false"/>
      <style:text-properties style:font-name="Liberation Serif" fo:font-size="10pt" officeooo:rsid="00739289" officeooo:paragraph-rsid="00739289" style:font-size-asian="10pt" style:font-size-complex="10pt"/>
    </style:style>
    <style:style style:name="P122" style:family="paragraph" style:parent-style-name="Table_20_Contents">
      <style:paragraph-properties fo:text-align="center" style:justify-single-word="false"/>
      <style:text-properties style:font-name="Liberation Serif" fo:font-size="10pt" officeooo:rsid="00739289" officeooo:paragraph-rsid="00739289" style:font-size-asian="10pt" style:font-size-complex="10pt"/>
    </style:style>
    <style:style style:name="P123" style:family="paragraph" style:parent-style-name="Table_20_Contents">
      <style:paragraph-properties fo:text-align="center" style:justify-single-word="false"/>
      <style:text-properties style:font-name="Liberation Serif" fo:font-size="10pt" officeooo:rsid="002fc5ae" officeooo:paragraph-rsid="002fc5ae" style:font-size-asian="10pt" style:font-size-complex="10pt"/>
    </style:style>
    <style:style style:name="P124" style:family="paragraph" style:parent-style-name="Table_20_Contents">
      <style:paragraph-properties fo:text-align="center" style:justify-single-word="false"/>
      <style:text-properties style:font-name="Liberation Serif" fo:font-size="10pt" officeooo:rsid="002fc5ae" officeooo:paragraph-rsid="0033da75" style:font-size-asian="10pt" style:font-size-complex="10pt"/>
    </style:style>
    <style:style style:name="P125" style:family="paragraph" style:parent-style-name="Table_20_Contents">
      <style:paragraph-properties fo:text-align="center" style:justify-single-word="false"/>
      <style:text-properties style:font-name="Liberation Serif" fo:font-size="10pt" officeooo:rsid="002fc5ae" officeooo:paragraph-rsid="003d9ebf" style:font-size-asian="10pt" style:font-size-complex="10pt"/>
    </style:style>
    <style:style style:name="P126" style:family="paragraph" style:parent-style-name="Table_20_Contents">
      <style:paragraph-properties fo:text-align="center" style:justify-single-word="false"/>
      <style:text-properties style:font-name="Liberation Serif" fo:font-size="10pt" officeooo:rsid="003564b5" officeooo:paragraph-rsid="003564b5" style:font-size-asian="10pt" style:font-size-complex="10pt"/>
    </style:style>
    <style:style style:name="P127" style:family="paragraph" style:parent-style-name="Table_20_Contents">
      <style:paragraph-properties fo:text-align="center" style:justify-single-word="false"/>
      <style:text-properties style:font-name="Liberation Serif" fo:font-size="10pt" officeooo:rsid="003564b5" officeooo:paragraph-rsid="003d9ebf" style:font-size-asian="10pt" style:font-size-complex="10pt"/>
    </style:style>
    <style:style style:name="P128" style:family="paragraph" style:parent-style-name="Table_20_Contents">
      <style:paragraph-properties fo:text-align="center" style:justify-single-word="false"/>
      <style:text-properties style:font-name="Liberation Serif" fo:font-size="10pt" officeooo:rsid="003d9ebf" officeooo:paragraph-rsid="003d9ebf" style:font-size-asian="10pt" style:font-size-complex="10pt"/>
    </style:style>
    <style:style style:name="P129" style:family="paragraph" style:parent-style-name="Table_20_Contents">
      <style:paragraph-properties fo:text-align="center" style:justify-single-word="false"/>
      <style:text-properties style:font-name="Liberation Serif" fo:font-size="10pt" officeooo:rsid="0066a4e8" officeooo:paragraph-rsid="0066a4e8" style:font-size-asian="10pt" style:font-size-complex="10pt"/>
    </style:style>
    <style:style style:name="P130" style:family="paragraph" style:parent-style-name="Table_20_Contents">
      <style:paragraph-properties fo:text-align="center" style:justify-single-word="false"/>
      <style:text-properties style:font-name="Liberation Serif" fo:font-size="10pt" officeooo:rsid="00819845" officeooo:paragraph-rsid="00819845" style:font-size-asian="10pt" style:font-size-complex="10pt"/>
    </style:style>
    <style:style style:name="P131" style:family="paragraph" style:parent-style-name="Table_20_Contents">
      <style:paragraph-properties fo:text-align="start" style:justify-single-word="false"/>
      <style:text-properties style:font-name="Liberation Serif" fo:font-size="10pt" officeooo:rsid="00819845" officeooo:paragraph-rsid="00819845" style:font-size-asian="10pt" style:font-size-complex="10pt"/>
    </style:style>
    <style:style style:name="P132" style:family="paragraph" style:parent-style-name="Table_20_Contents">
      <style:paragraph-properties fo:text-align="center" style:justify-single-word="false"/>
      <style:text-properties style:font-name="Liberation Serif" fo:font-size="10pt" fo:font-weight="normal" officeooo:rsid="00235f70" officeooo:paragraph-rsid="00235f70" style:font-size-asian="10pt" style:font-weight-asian="normal" style:font-size-complex="10pt" style:font-weight-complex="normal"/>
    </style:style>
    <style:style style:name="P133" style:family="paragraph" style:parent-style-name="Table_20_Contents">
      <style:paragraph-properties fo:text-align="center" style:justify-single-word="false"/>
      <style:text-properties style:font-name="Courier" fo:font-size="10pt" officeooo:rsid="0074c587" officeooo:paragraph-rsid="0074c587" style:font-size-asian="10pt" style:font-size-complex="10pt"/>
    </style:style>
    <style:style style:name="P134" style:family="paragraph" style:parent-style-name="Table_20_Contents">
      <style:paragraph-properties fo:text-align="start" style:justify-single-word="false"/>
      <style:text-properties style:font-name="Courier" fo:font-size="10pt" officeooo:rsid="00819845" officeooo:paragraph-rsid="00819845" style:font-size-asian="10pt" style:font-size-complex="10pt"/>
    </style:style>
    <style:style style:name="P135" style:family="paragraph" style:parent-style-name="Table_20_Contents">
      <style:paragraph-properties fo:text-align="start" style:justify-single-word="false"/>
      <style:text-properties style:font-name="Courier" fo:font-size="10pt" officeooo:rsid="00819845" officeooo:paragraph-rsid="00825575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21d0" style:font-weight-asian="normal" style:font-weight-complex="normal"/>
    </style:style>
    <style:style style:name="T3" style:family="text">
      <style:text-properties fo:font-weight="normal" officeooo:rsid="001f0e61" style:font-weight-asian="normal" style:font-weight-complex="normal"/>
    </style:style>
    <style:style style:name="T4" style:family="text">
      <style:text-properties fo:font-weight="normal" officeooo:rsid="00235f70" style:font-weight-asian="normal" style:font-weight-complex="normal"/>
    </style:style>
    <style:style style:name="T5" style:family="text">
      <style:text-properties fo:font-weight="normal" officeooo:rsid="00254073" style:font-weight-asian="normal" style:font-weight-complex="normal"/>
    </style:style>
    <style:style style:name="T6" style:family="text">
      <style:text-properties fo:font-weight="normal" officeooo:rsid="002c3527" style:font-weight-asian="normal" style:font-weight-complex="normal"/>
    </style:style>
    <style:style style:name="T7" style:family="text">
      <style:text-properties fo:font-weight="normal" officeooo:rsid="002cd9e9" style:font-weight-asian="normal" style:font-weight-complex="normal"/>
    </style:style>
    <style:style style:name="T8" style:family="text">
      <style:text-properties fo:font-weight="normal" officeooo:rsid="002ed5c0" style:font-weight-asian="normal" style:font-weight-complex="normal"/>
    </style:style>
    <style:style style:name="T9" style:family="text">
      <style:text-properties fo:font-weight="normal" officeooo:rsid="002fc5ae" style:font-weight-asian="normal" style:font-weight-complex="normal"/>
    </style:style>
    <style:style style:name="T10" style:family="text">
      <style:text-properties fo:font-weight="normal" officeooo:rsid="00319c18" style:font-weight-asian="normal" style:font-weight-complex="normal"/>
    </style:style>
    <style:style style:name="T11" style:family="text">
      <style:text-properties fo:font-weight="normal" officeooo:rsid="0033da75" style:font-weight-asian="normal" style:font-weight-complex="normal"/>
    </style:style>
    <style:style style:name="T12" style:family="text">
      <style:text-properties fo:font-weight="normal" officeooo:rsid="003bf134" style:font-weight-asian="normal" style:font-weight-complex="normal"/>
    </style:style>
    <style:style style:name="T13" style:family="text">
      <style:text-properties fo:font-weight="normal" officeooo:rsid="003d9ebf" style:font-weight-asian="normal" style:font-weight-complex="normal"/>
    </style:style>
    <style:style style:name="T14" style:family="text">
      <style:text-properties fo:font-weight="normal" officeooo:rsid="0041dc66" style:font-weight-asian="normal" style:font-weight-complex="normal"/>
    </style:style>
    <style:style style:name="T15" style:family="text">
      <style:text-properties fo:font-weight="normal" officeooo:rsid="0043b0a5" style:font-weight-asian="normal" style:font-weight-complex="normal"/>
    </style:style>
    <style:style style:name="T16" style:family="text">
      <style:text-properties fo:font-weight="normal" officeooo:rsid="00450d99" style:font-weight-asian="normal" style:font-weight-complex="normal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style:text-underline-style="none" fo:font-weight="normal" officeooo:rsid="0021c955" style:font-weight-asian="normal" style:font-weight-complex="normal"/>
    </style:style>
    <style:style style:name="T20" style:family="text">
      <style:text-properties style:text-underline-style="none" fo:font-weight="normal" officeooo:rsid="00235f70" style:font-weight-asian="normal" style:font-weight-complex="normal"/>
    </style:style>
    <style:style style:name="T21" style:family="text">
      <style:text-properties style:text-underline-style="none" fo:font-weight="normal" officeooo:rsid="00254073" style:font-weight-asian="normal" style:font-weight-complex="normal"/>
    </style:style>
    <style:style style:name="T22" style:family="text">
      <style:text-properties style:text-underline-style="none" fo:font-weight="normal" officeooo:rsid="00323923" style:font-weight-asian="normal" style:font-weight-complex="normal"/>
    </style:style>
    <style:style style:name="T23" style:family="text">
      <style:text-properties style:text-underline-style="none" fo:font-weight="normal" officeooo:rsid="0033da75" style:font-weight-asian="normal" style:font-weight-complex="normal"/>
    </style:style>
    <style:style style:name="T24" style:family="text">
      <style:text-properties style:text-underline-style="none" fo:font-weight="normal" officeooo:rsid="0033f8d5" style:font-weight-asian="normal" style:font-weight-complex="normal"/>
    </style:style>
    <style:style style:name="T25" style:family="text">
      <style:text-properties style:text-underline-style="none" fo:font-weight="normal" officeooo:rsid="0035a1d7" style:font-weight-asian="normal" style:font-weight-complex="normal"/>
    </style:style>
    <style:style style:name="T26" style:family="text">
      <style:text-properties style:text-underline-style="none" fo:font-weight="normal" officeooo:rsid="003c794c" style:font-weight-asian="normal" style:font-weight-complex="normal"/>
    </style:style>
    <style:style style:name="T27" style:family="text">
      <style:text-properties style:text-underline-style="none" fo:font-weight="normal" officeooo:rsid="003d1607" style:font-weight-asian="normal" style:font-weight-complex="normal"/>
    </style:style>
    <style:style style:name="T28" style:family="text">
      <style:text-properties style:text-underline-style="none" fo:font-weight="normal" officeooo:rsid="003e34db" style:font-weight-asian="normal" style:font-weight-complex="normal"/>
    </style:style>
    <style:style style:name="T29" style:family="text">
      <style:text-properties style:text-underline-style="none" fo:font-weight="normal" officeooo:rsid="004585b4" style:font-weight-asian="normal" style:font-weight-complex="normal"/>
    </style:style>
    <style:style style:name="T30" style:family="text">
      <style:text-properties style:text-underline-style="none" fo:font-weight="normal" officeooo:rsid="008ba1f5" style:font-weight-asian="normal" style:font-weight-complex="normal"/>
    </style:style>
    <style:style style:name="T31" style:family="text">
      <style:text-properties style:text-underline-style="none" officeooo:rsid="0057577e"/>
    </style:style>
    <style:style style:name="T32" style:family="text">
      <style:text-properties style:text-underline-style="none" officeooo:rsid="00591c58"/>
    </style:style>
    <style:style style:name="T33" style:family="text">
      <style:text-properties style:text-underline-style="none" officeooo:rsid="005ea014"/>
    </style:style>
    <style:style style:name="T34" style:family="text">
      <style:text-properties style:text-underline-style="none" officeooo:rsid="00606ad7"/>
    </style:style>
    <style:style style:name="T35" style:family="text">
      <style:text-properties style:text-underline-style="none" officeooo:rsid="0062288a"/>
    </style:style>
    <style:style style:name="T36" style:family="text">
      <style:text-properties style:text-underline-style="none" officeooo:rsid="006fe57c"/>
    </style:style>
    <style:style style:name="T37" style:family="text">
      <style:text-properties style:text-underline-style="none" officeooo:rsid="0076bce7"/>
    </style:style>
    <style:style style:name="T38" style:family="text">
      <style:text-properties style:text-underline-style="none" officeooo:rsid="0077ddc6"/>
    </style:style>
    <style:style style:name="T39" style:family="text">
      <style:text-properties style:text-underline-style="none" officeooo:rsid="008e65d3"/>
    </style:style>
    <style:style style:name="T40" style:family="text">
      <style:text-properties style:text-underline-style="none" officeooo:rsid="0094b4f8"/>
    </style:style>
    <style:style style:name="T41" style:family="text">
      <style:text-properties officeooo:rsid="0033da75"/>
    </style:style>
    <style:style style:name="T42" style:family="text">
      <style:text-properties officeooo:rsid="003564b5"/>
    </style:style>
    <style:style style:name="T43" style:family="text">
      <style:text-properties officeooo:rsid="00371f9e"/>
    </style:style>
    <style:style style:name="T44" style:family="text">
      <style:text-properties officeooo:rsid="003a6d78"/>
    </style:style>
    <style:style style:name="T45" style:family="text">
      <style:text-properties officeooo:rsid="003d9ebf"/>
    </style:style>
    <style:style style:name="T46" style:family="text">
      <style:text-properties officeooo:rsid="003e108e"/>
    </style:style>
    <style:style style:name="T47" style:family="text">
      <style:text-properties officeooo:rsid="0047cecc"/>
    </style:style>
    <style:style style:name="T48" style:family="text">
      <style:text-properties officeooo:rsid="0051dd28"/>
    </style:style>
    <style:style style:name="T49" style:family="text">
      <style:text-properties officeooo:rsid="00536e51"/>
    </style:style>
    <style:style style:name="T50" style:family="text">
      <style:text-properties officeooo:rsid="006408e4"/>
    </style:style>
    <style:style style:name="T51" style:family="text">
      <style:text-properties officeooo:rsid="0074c587"/>
    </style:style>
    <style:style style:name="T52" style:family="text">
      <style:text-properties style:font-name="Liberation Serif" fo:font-weight="normal" officeooo:rsid="002b2e11" style:font-weight-asian="normal" style:font-weight-complex="normal"/>
    </style:style>
    <style:style style:name="T53" style:family="text">
      <style:text-properties style:font-name="Liberation Serif" fo:font-weight="normal" officeooo:rsid="004546d6" style:font-weight-asian="normal" style:font-weight-complex="normal"/>
    </style:style>
    <style:style style:name="T54" style:family="text">
      <style:text-properties officeooo:rsid="007e0d24"/>
    </style:style>
    <style:style style:name="T55" style:family="text">
      <style:text-properties officeooo:rsid="00825575"/>
    </style:style>
    <style:style style:name="T56" style:family="text">
      <style:text-properties officeooo:rsid="008632e9"/>
    </style:style>
    <style:style style:name="T57" style:family="text">
      <style:text-properties officeooo:rsid="0088c3e2"/>
    </style:style>
    <style:style style:name="T58" style:family="text">
      <style:text-properties officeooo:rsid="008ffbc7"/>
    </style:style>
    <style:style style:name="T59" style:family="text">
      <style:text-properties officeooo:rsid="00900210"/>
    </style:style>
    <style:style style:name="T60" style:family="text">
      <style:text-properties officeooo:rsid="00934848"/>
    </style:style>
    <style:style style:name="T61" style:family="text">
      <style:text-properties officeooo:rsid="0097a3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7">Bitwise Techniques for Embedded C/C++ Programming</text:p>
      <text:p text:style-name="P102">Prepared by Sean Collins</text:p>
      <text:p text:style-name="P102">September 2018</text:p>
      <text:p text:style-name="P106"/>
      <text:p text:style-name="P106">Integer Literals</text:p>
      <text:p text:style-name="P103"/>
      <text:p text:style-name="P104"><text:span text:style-name="T1">Literals are constant values </text:span><text:span text:style-name="T5">that</text:span><text:span text:style-name="T1"> are hard-coded into a program. <text:s/>For example, the numbers “5” and “6” are literals in the following line of code:</text:span></text:p>
      <text:p text:style-name="P103"/>
      <text:p text:style-name="P1">int n = 5 + 6;</text:p>
      <text:p text:style-name="P30"/>
      <text:p text:style-name="P91">Prefixes:</text:p>
      <text:p text:style-name="P48"/>
      <text:p text:style-name="P52"><text:span text:style-name="T1">The C language specification includes a set of prefixes that can be used to control the “radix,” or base, of an integer literal’s represen</text:span><text:span text:style-name="T3">t</text:span><text:span text:style-name="T1">ation. <text:s/>These prefixes include “0x” for base 16 (hexadecimal), “0” for base 8 (octal), “</text:span><text:span text:style-name="T2">0b” for base 2 (binary),</text:span><text:span text:style-name="T1"> and nothing for base 10 (decimal). <text:s/>Note: the “0” in these prefixes is the symbol for zero.</text:span></text:p>
      <text:p text:style-name="P49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108">Decimal <text:span text:style-name="T43">(base 10)</text:span></text:p>
          </table:table-cell>
          <table:table-cell table:style-name="Table1.A1" office:value-type="string">
            <text:p text:style-name="P108">Binary (base 2)</text:p>
          </table:table-cell>
          <table:table-cell table:style-name="Table1.A1" office:value-type="string">
            <text:p text:style-name="P108">Octal (base 8)</text:p>
          </table:table-cell>
          <table:table-cell table:style-name="Table1.D1" office:value-type="string">
            <text:p text:style-name="P108">Hexadecimal (base 16)</text:p>
          </table:table-cell>
        </table:table-row>
        <table:table-row>
          <table:table-cell table:style-name="Table1.A2" office:value-type="string">
            <text:p text:style-name="P118">1</text:p>
          </table:table-cell>
          <table:table-cell table:style-name="Table1.B2" office:value-type="string">
            <text:p text:style-name="P118">0b1</text:p>
          </table:table-cell>
          <table:table-cell table:style-name="Table1.C2" office:value-type="string">
            <text:p text:style-name="P118">01</text:p>
          </table:table-cell>
          <table:table-cell table:style-name="Table1.D2" office:value-type="string">
            <text:p text:style-name="P118">0x1</text:p>
          </table:table-cell>
        </table:table-row>
        <table:table-row>
          <table:table-cell table:style-name="Table1.A3" office:value-type="string">
            <text:p text:style-name="P118">10</text:p>
          </table:table-cell>
          <table:table-cell table:style-name="Table1.B3" office:value-type="string">
            <text:p text:style-name="P118">0b1010</text:p>
          </table:table-cell>
          <table:table-cell table:style-name="Table1.C3" office:value-type="string">
            <text:p text:style-name="P118">012</text:p>
          </table:table-cell>
          <table:table-cell table:style-name="Table1.D3" office:value-type="string">
            <text:p text:style-name="P118">0xA</text:p>
          </table:table-cell>
        </table:table-row>
      </table:table>
      <text:p text:style-name="P49"/>
      <text:p text:style-name="P91">Suffixes:</text:p>
      <text:p text:style-name="P54"/>
      <text:p text:style-name="P39"><text:span text:style-name="T18">The specification also includes a set of suffixes, which can be used to </text:span><text:span text:style-name="T19">specify the type of the integer literal (e.g., int, long, char, unsigned int, etc.). <text:s/>The following table provides </text:span><text:span text:style-name="T21">some of</text:span><text:span text:style-name="T19"> the suffixes which are provided in C/C++. <text:s/>You should use these when there is some reason that you need to force the compiler to treat an integer literal as a specific type. <text:s/>Generally, if you do not specify a type using one of these suffixes, the integer literal will default to </text:span><text:span text:style-name="T20">a signed integer type.</text:span></text:p>
      <text:p text:style-name="P5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9">Suffix</text:p>
          </table:table-cell>
          <table:table-cell table:style-name="Table3.B1" office:value-type="string">
            <text:p text:style-name="P109">Type</text:p>
          </table:table-cell>
        </table:table-row>
        <table:table-row>
          <table:table-cell table:style-name="Table3.A2" office:value-type="string">
            <text:p text:style-name="P132">U <text:span text:style-name="T49">(or u)</text:span></text:p>
          </table:table-cell>
          <table:table-cell table:style-name="Table3.B2" office:value-type="string">
            <text:p text:style-name="P119">Unsigned</text:p>
          </table:table-cell>
        </table:table-row>
        <table:table-row>
          <table:table-cell table:style-name="Table3.A3" office:value-type="string">
            <text:p text:style-name="P119">L <text:span text:style-name="T49">(or l)</text:span></text:p>
          </table:table-cell>
          <table:table-cell table:style-name="Table3.B3" office:value-type="string">
            <text:p text:style-name="P119">Long Integer</text:p>
          </table:table-cell>
        </table:table-row>
        <table:table-row>
          <table:table-cell table:style-name="Table3.A4" office:value-type="string">
            <text:p text:style-name="P119">UL <text:span text:style-name="T49">(or ul)</text:span></text:p>
          </table:table-cell>
          <table:table-cell table:style-name="Table3.B4" office:value-type="string">
            <text:p text:style-name="P119">Unsigned Long Integer</text:p>
          </table:table-cell>
        </table:table-row>
      </table:table>
      <text:p text:style-name="P55"/>
      <text:p text:style-name="P40"><text:span text:style-name="T19">F</text:span><text:span text:style-name="T18">or example, the following constant will be an unsigned int:</text:span></text:p>
      <text:p text:style-name="P56"/>
      <text:p text:style-name="P2">#define MAX_INDEX 3<text:span text:style-name="T44">1</text:span>u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27"><text:soft-page-break/>Bitwise Operations</text:p>
      <text:p text:style-name="P50"/>
      <text:p text:style-name="P53"><text:span text:style-name="T1">A bitwise operation is an operation that </text:span><text:span text:style-name="T4">works</text:span><text:span text:style-name="T1"> at the level of the binary representations of its operands.</text:span></text:p>
      <text:p text:style-name="P51"/>
      <text:p text:style-name="P105"><text:span text:style-name="T52">Bitwise NOT </text:span><text:span text:style-name="T53">Operator</text:span></text:p>
      <text:p text:style-name="P65"/>
      <text:p text:style-name="P41"><text:span text:style-name="T18">For simplicity, let us consider the truth table for a single bit, represented by a variable called </text:span><text:span text:style-name="T23">A</text:span><text:span text:style-name="T18">. <text:s/>As the truth table illustrates, the NOT simply inverts the value of its input.</text:span></text:p>
      <text:p text:style-name="P6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0">A</text:p>
          </table:table-cell>
          <table:table-cell table:style-name="Table2.B1" office:value-type="string">
            <text:p text:style-name="P111">NOT <text:span text:style-name="T41">A</text:span></text:p>
          </table:table-cell>
        </table:table-row>
        <table:table-row>
          <table:table-cell table:style-name="Table2.A3" office:value-type="string">
            <text:p text:style-name="P120">1</text:p>
          </table:table-cell>
          <table:table-cell table:style-name="Table2.B3" office:value-type="string">
            <text:p text:style-name="P120">0</text:p>
          </table:table-cell>
        </table:table-row>
        <table:table-row>
          <table:table-cell table:style-name="Table2.A3" office:value-type="string">
            <text:p text:style-name="P120">0</text:p>
          </table:table-cell>
          <table:table-cell table:style-name="Table2.B3" office:value-type="string">
            <text:p text:style-name="P120">1</text:p>
          </table:table-cell>
        </table:table-row>
      </table:table>
      <text:p text:style-name="P65"/>
      <text:p text:style-name="P86"><text:span text:style-name="T1">To apply the bitwise NOT operator to an eight-bit number, we flip </text:span><text:span text:style-name="T12">each bit</text:span><text:span text:style-name="T1"> in the input. <text:s/></text:span><text:span text:style-name="T8">In C and C++, the bitwise NOT operator is represented with a tilde symbol (~). <text:s/></text:span><text:span text:style-name="T1">Here is a C++ program to illustrate the effect of the bitwise NOT operator:</text:span></text:p>
      <text:p text:style-name="P5"/>
      <text:p text:style-name="P5">#include &lt;iostream&gt;</text:p>
      <text:p text:style-name="P20"><text:span text:style-name="T1">#include &lt;bitset&gt; <text:s text:c="2"/>// </text:span><text:span text:style-name="T9">enables easy output in binary form</text:span></text:p>
      <text:p text:style-name="P7"/>
      <text:p text:style-name="P5">int main ()</text:p>
      <text:p text:style-name="P6">{</text:p>
      <text:p text:style-name="P19"><text:span text:style-name="T1"><text:s text:c="2"/></text:span><text:span text:style-name="T13">u</text:span><text:span text:style-name="T1">nsigned char </text:span><text:span text:style-name="T11">a</text:span><text:span text:style-name="T1"> = 0b11110000;</text:span></text:p>
      <text:p text:style-name="P18"><text:span text:style-name="T1"><text:s text:c="2"/>std::cout &lt;&lt; “</text:span><text:span text:style-name="T11">a</text:span><text:span text:style-name="T1"> <text:s text:c="4"/>= “ &lt;&lt; </text:span><text:span text:style-name="T6">std::bitset&lt;8&gt;(</text:span><text:span text:style-name="T11">a</text:span><text:span text:style-name="T6">)</text:span><text:span text:style-name="T1"> <text:s/>&lt;&lt; ‘</text:span><text:span text:style-name="T10">\n’</text:span><text:span text:style-name="T1">;</text:span></text:p>
      <text:p text:style-name="P18"><text:span text:style-name="T1"><text:s text:c="2"/>std::cout &lt;&lt; “NOT </text:span><text:span text:style-name="T11">a</text:span><text:span text:style-name="T1"> = “ &lt;&lt; </text:span><text:span text:style-name="T6">std::bitset&lt;8&gt;(</text:span><text:span text:style-name="T1">~</text:span><text:span text:style-name="T11">a</text:span><text:span text:style-name="T6">)</text:span><text:span text:style-name="T1"> &lt;&lt; ‘</text:span><text:span text:style-name="T10">\n’</text:span><text:span text:style-name="T1">;</text:span></text:p>
      <text:p text:style-name="P5"><text:s text:c="2"/>return 0;</text:p>
      <text:p text:style-name="P5">}</text:p>
      <text:p text:style-name="P5"/>
      <text:p text:style-name="P5">// OUTPUT:</text:p>
      <text:p text:style-name="P18"><text:span text:style-name="T1">// </text:span><text:span text:style-name="T11">a</text:span><text:span text:style-name="T1"> <text:s text:c="4"/>= </text:span><text:span text:style-name="T7">11110000</text:span></text:p>
      <text:p text:style-name="P18"><text:span text:style-name="T7">// NOT </text:span><text:span text:style-name="T11">a</text:span><text:span text:style-name="T7"> = 00001111</text:span></text:p>
      <text:p text:style-name="P9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00"><text:soft-page-break/><text:span text:style-name="T7">B</text:span><text:span text:style-name="T1">itwise AND </text:span><text:span text:style-name="T16">Operator</text:span></text:p>
      <text:p text:style-name="P66"/>
      <text:p text:style-name="P66">Here is the truth table illustrating all of the possible inputs and outputs for the AND operation applied to two bits:</text:p>
      <text:p text:style-name="P66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10">A</text:p>
          </table:table-cell>
          <table:table-cell table:style-name="Table4.A1" office:value-type="string">
            <text:p text:style-name="P110">B</text:p>
          </table:table-cell>
          <table:table-cell table:style-name="Table4.C1" office:value-type="string">
            <text:p text:style-name="P113"><text:span text:style-name="T41">A</text:span> AND <text:span text:style-name="T41">B</text:span></text:p>
          </table:table-cell>
        </table:table-row>
        <table:table-row>
          <table:table-cell table:style-name="Table4.B5" office:value-type="string">
            <text:p text:style-name="P123">1</text:p>
          </table:table-cell>
          <table:table-cell table:style-name="Table4.B5" office:value-type="string">
            <text:p text:style-name="P123">1</text:p>
          </table:table-cell>
          <table:table-cell table:style-name="Table4.C5" office:value-type="string">
            <text:p text:style-name="P123">1</text:p>
          </table:table-cell>
        </table:table-row>
        <table:table-row>
          <table:table-cell table:style-name="Table4.B5" office:value-type="string">
            <text:p text:style-name="P123">1</text:p>
          </table:table-cell>
          <table:table-cell table:style-name="Table4.B5" office:value-type="string">
            <text:p text:style-name="P123">0</text:p>
          </table:table-cell>
          <table:table-cell table:style-name="Table4.C5" office:value-type="string">
            <text:p text:style-name="P123">0</text:p>
          </table:table-cell>
        </table:table-row>
        <table:table-row>
          <table:table-cell table:style-name="Table4.B5" office:value-type="string">
            <text:p text:style-name="P123">0</text:p>
          </table:table-cell>
          <table:table-cell table:style-name="Table4.B5" office:value-type="string">
            <text:p text:style-name="P123">1</text:p>
          </table:table-cell>
          <table:table-cell table:style-name="Table4.C5" office:value-type="string">
            <text:p text:style-name="P123">0</text:p>
          </table:table-cell>
        </table:table-row>
        <table:table-row>
          <table:table-cell table:style-name="Table4.B5" office:value-type="string">
            <text:p text:style-name="P123">0</text:p>
          </table:table-cell>
          <table:table-cell table:style-name="Table4.B5" office:value-type="string">
            <text:p text:style-name="P123">0</text:p>
          </table:table-cell>
          <table:table-cell table:style-name="Table4.C5" office:value-type="string">
            <text:p text:style-name="P123">0</text:p>
          </table:table-cell>
        </table:table-row>
      </table:table>
      <text:p text:style-name="P66"/>
      <text:p text:style-name="P43"><text:span text:style-name="T18">The bitwise </text:span><text:span text:style-name="T25">AND </text:span><text:span text:style-name="T18">operator is a single ampersand (&amp;). <text:s/>The following </text:span><text:span text:style-name="T26">C++ </text:span><text:span text:style-name="T18">program illustrates its effect:</text:span></text:p>
      <text:p text:style-name="P68"/>
      <text:p text:style-name="P8">#include &lt;iostream&gt;</text:p>
      <text:p text:style-name="P8">#include &lt;bitset&gt;</text:p>
      <text:p text:style-name="P8"/>
      <text:p text:style-name="P8">int main ()</text:p>
      <text:p text:style-name="P8">{</text:p>
      <text:p text:style-name="P22"><text:span text:style-name="T18"><text:s text:c="2"/>unsigned char </text:span><text:span text:style-name="T23">a</text:span><text:span text:style-name="T18"> = 0b10101010;</text:span></text:p>
      <text:p text:style-name="P22"><text:span text:style-name="T18"><text:s text:c="2"/>unsigned char </text:span><text:span text:style-name="T23">b</text:span><text:span text:style-name="T18"> = 0b00001111;</text:span></text:p>
      <text:p text:style-name="P22"><text:span text:style-name="T18"><text:s text:c="2"/>std::cout &lt;&lt; "</text:span><text:span text:style-name="T23">a</text:span><text:span text:style-name="T18"> <text:s text:c="6"/>= " &lt;&lt; std::bitset&lt;8&gt;(</text:span><text:span text:style-name="T23">a</text:span><text:span text:style-name="T18">) <text:s text:c="4"/>&lt;&lt; ‘</text:span><text:span text:style-name="T22">\n’</text:span><text:span text:style-name="T18">;</text:span></text:p>
      <text:p text:style-name="P22"><text:span text:style-name="T18"><text:s text:c="2"/>std::cout &lt;&lt; "</text:span><text:span text:style-name="T23">b</text:span><text:span text:style-name="T18"> <text:s text:c="6"/>= " &lt;&lt; std::bitset&lt;8&gt;(</text:span><text:span text:style-name="T23">b</text:span><text:span text:style-name="T18">) <text:s text:c="4"/>&lt;&lt; ‘</text:span><text:span text:style-name="T22">\n’;</text:span></text:p>
      <text:p text:style-name="P22"><text:span text:style-name="T18"><text:s text:c="2"/>std::cout &lt;&lt; "</text:span><text:span text:style-name="T23">a</text:span><text:span text:style-name="T18"> AND </text:span><text:span text:style-name="T23">b</text:span><text:span text:style-name="T18"> = " &lt;&lt; std::bitset&lt;8&gt;(</text:span><text:span text:style-name="T23">a</text:span><text:span text:style-name="T18"> &amp; </text:span><text:span text:style-name="T23">b</text:span><text:span text:style-name="T18">) &lt;&lt; ‘</text:span><text:span text:style-name="T22">\n’;</text:span></text:p>
      <text:p text:style-name="P8"><text:s text:c="2"/>return 0;</text:p>
      <text:p text:style-name="P8">}</text:p>
      <text:p text:style-name="P8"/>
      <text:p text:style-name="P8">// OUTPUT:</text:p>
      <text:p text:style-name="P22"><text:span text:style-name="T18">// </text:span><text:span text:style-name="T24">a</text:span><text:span text:style-name="T18"> <text:s text:c="6"/>= 10101010</text:span></text:p>
      <text:p text:style-name="P22"><text:span text:style-name="T18">// </text:span><text:span text:style-name="T24">b</text:span><text:span text:style-name="T18"> <text:s text:c="6"/>= 00001111</text:span></text:p>
      <text:p text:style-name="P22"><text:span text:style-name="T18">// </text:span><text:span text:style-name="T24">a</text:span><text:span text:style-name="T18"> AND </text:span><text:span text:style-name="T24">b</text:span><text:span text:style-name="T18"> = 00001010</text:span></text:p>
      <text:p text:style-name="P8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99"><text:soft-page-break/><text:span text:style-name="T1">Bitwise OR </text:span><text:span text:style-name="T15">Operator</text:span></text:p>
      <text:p text:style-name="P71"/>
      <text:p text:style-name="P45"><text:span text:style-name="T18">Here is the truth table illustrating all of the possible inputs and outputs for the </text:span><text:span text:style-name="T23">OR</text:span><text:span text:style-name="T18"> operation applied to two bits:</text:span></text:p>
      <text:p text:style-name="P67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16">A</text:p>
          </table:table-cell>
          <table:table-cell table:style-name="Table5.A1" office:value-type="string">
            <text:p text:style-name="P116">B</text:p>
          </table:table-cell>
          <table:table-cell table:style-name="Table5.C1" office:value-type="string">
            <text:p text:style-name="P114"><text:span text:style-name="T42">A</text:span> <text:span text:style-name="T41">OR</text:span> <text:span text:style-name="T42">B</text:span></text:p>
          </table:table-cell>
        </table:table-row>
        <table:table-row>
          <table:table-cell table:style-name="Table5.B5" office:value-type="string">
            <text:p text:style-name="P124">1</text:p>
          </table:table-cell>
          <table:table-cell table:style-name="Table5.B5" office:value-type="string">
            <text:p text:style-name="P124">1</text:p>
          </table:table-cell>
          <table:table-cell table:style-name="Table5.C5" office:value-type="string">
            <text:p text:style-name="P124">1</text:p>
          </table:table-cell>
        </table:table-row>
        <table:table-row>
          <table:table-cell table:style-name="Table5.B5" office:value-type="string">
            <text:p text:style-name="P124">1</text:p>
          </table:table-cell>
          <table:table-cell table:style-name="Table5.B5" office:value-type="string">
            <text:p text:style-name="P124">0</text:p>
          </table:table-cell>
          <table:table-cell table:style-name="Table5.C5" office:value-type="string">
            <text:p text:style-name="P126">1</text:p>
          </table:table-cell>
        </table:table-row>
        <table:table-row>
          <table:table-cell table:style-name="Table5.B5" office:value-type="string">
            <text:p text:style-name="P124">0</text:p>
          </table:table-cell>
          <table:table-cell table:style-name="Table5.B5" office:value-type="string">
            <text:p text:style-name="P124">1</text:p>
          </table:table-cell>
          <table:table-cell table:style-name="Table5.C5" office:value-type="string">
            <text:p text:style-name="P126">1</text:p>
          </table:table-cell>
        </table:table-row>
        <table:table-row>
          <table:table-cell table:style-name="Table5.B5" office:value-type="string">
            <text:p text:style-name="P124">0</text:p>
          </table:table-cell>
          <table:table-cell table:style-name="Table5.B5" office:value-type="string">
            <text:p text:style-name="P124">0</text:p>
          </table:table-cell>
          <table:table-cell table:style-name="Table5.C5" office:value-type="string">
            <text:p text:style-name="P124">0</text:p>
          </table:table-cell>
        </table:table-row>
      </table:table>
      <text:p text:style-name="P69"/>
      <text:p text:style-name="P44"><text:span text:style-name="T18">The bitwise </text:span><text:span text:style-name="T25">OR </text:span><text:span text:style-name="T18">operator is a single </text:span><text:span text:style-name="T25">vertical bar </text:span><text:span text:style-name="T18">( </text:span><text:span text:style-name="T25">| </text:span><text:span text:style-name="T18">). <text:s/>The following </text:span><text:span text:style-name="T27">C++ </text:span><text:span text:style-name="T18">program illustrates its effect:</text:span></text:p>
      <text:p text:style-name="P69"/>
      <text:p text:style-name="P10">#include &lt;iostream&gt;</text:p>
      <text:p text:style-name="P10">#include &lt;bitset&gt;</text:p>
      <text:p text:style-name="P10"/>
      <text:p text:style-name="P10">int main ()</text:p>
      <text:p text:style-name="P10">{</text:p>
      <text:p text:style-name="P10"><text:s text:c="2"/>unsigned char a = 0b10101010;</text:p>
      <text:p text:style-name="P10"><text:s text:c="2"/>unsigned char b = 0b00001111;</text:p>
      <text:p text:style-name="P10"><text:s text:c="2"/>std::cout &lt;&lt; "a <text:s text:c="5"/>= " &lt;&lt; std::bitset&lt;8&gt;(a) <text:s text:c="4"/>&lt;&lt; '\n';</text:p>
      <text:p text:style-name="P10"><text:s text:c="2"/>std::cout &lt;&lt; "b <text:s text:c="5"/>= " &lt;&lt; std::bitset&lt;8&gt;(b) <text:s text:c="4"/>&lt;&lt; '\n';</text:p>
      <text:p text:style-name="P10"><text:s text:c="2"/>std::cout &lt;&lt; "a OR b = " &lt;&lt; std::bitset&lt;8&gt;(a | b) &lt;&lt; '\n';</text:p>
      <text:p text:style-name="P10"><text:s text:c="2"/>return 0;</text:p>
      <text:p text:style-name="P10">}</text:p>
      <text:p text:style-name="P10"/>
      <text:p text:style-name="P10">// OUTPUT:</text:p>
      <text:p text:style-name="P10">// a <text:s text:c="5"/>= 10101010</text:p>
      <text:p text:style-name="P10">// b <text:s text:c="5"/>= 00001111</text:p>
      <text:p text:style-name="P10">// a OR b = 10101111</text:p>
      <text:p text:style-name="P72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98"><text:soft-page-break/><text:span text:style-name="T1">Bitwise XOR </text:span><text:span text:style-name="T14">Operator</text:span></text:p>
      <text:p text:style-name="P73"/>
      <text:p text:style-name="P46"><text:span text:style-name="T29">T</text:span><text:span text:style-name="T18">he bitwise XOR (“exclusive or”) operation has the following table. <text:s/>Whenever I see a predicate such as “A XOR B,” I read it in my head as: “A or B, but not both.” <text:s/>As the truth table shows, the XOR operation evaluates to 1 only when exactly one of the inputs is 1.</text:span></text:p>
      <text:p text:style-name="P74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17">A</text:p>
          </table:table-cell>
          <table:table-cell table:style-name="Table6.A1" office:value-type="string">
            <text:p text:style-name="P117">B</text:p>
          </table:table-cell>
          <table:table-cell table:style-name="Table6.C1" office:value-type="string">
            <text:p text:style-name="P115"><text:span text:style-name="T42">A</text:span> <text:span text:style-name="T45">XOR</text:span> <text:span text:style-name="T42">B</text:span></text:p>
          </table:table-cell>
        </table:table-row>
        <table:table-row>
          <table:table-cell table:style-name="Table6.B5" office:value-type="string">
            <text:p text:style-name="P125">1</text:p>
          </table:table-cell>
          <table:table-cell table:style-name="Table6.B5" office:value-type="string">
            <text:p text:style-name="P125">1</text:p>
          </table:table-cell>
          <table:table-cell table:style-name="Table6.C5" office:value-type="string">
            <text:p text:style-name="P128">0</text:p>
          </table:table-cell>
        </table:table-row>
        <table:table-row>
          <table:table-cell table:style-name="Table6.B5" office:value-type="string">
            <text:p text:style-name="P125">1</text:p>
          </table:table-cell>
          <table:table-cell table:style-name="Table6.B5" office:value-type="string">
            <text:p text:style-name="P125">0</text:p>
          </table:table-cell>
          <table:table-cell table:style-name="Table6.C5" office:value-type="string">
            <text:p text:style-name="P127">1</text:p>
          </table:table-cell>
        </table:table-row>
        <table:table-row>
          <table:table-cell table:style-name="Table6.B5" office:value-type="string">
            <text:p text:style-name="P125">0</text:p>
          </table:table-cell>
          <table:table-cell table:style-name="Table6.B5" office:value-type="string">
            <text:p text:style-name="P125">1</text:p>
          </table:table-cell>
          <table:table-cell table:style-name="Table6.C5" office:value-type="string">
            <text:p text:style-name="P127">1</text:p>
          </table:table-cell>
        </table:table-row>
        <table:table-row>
          <table:table-cell table:style-name="Table6.B5" office:value-type="string">
            <text:p text:style-name="P125">0</text:p>
          </table:table-cell>
          <table:table-cell table:style-name="Table6.B5" office:value-type="string">
            <text:p text:style-name="P125">0</text:p>
          </table:table-cell>
          <table:table-cell table:style-name="Table6.C5" office:value-type="string">
            <text:p text:style-name="P125">0</text:p>
          </table:table-cell>
        </table:table-row>
      </table:table>
      <text:p text:style-name="P70"/>
      <text:p text:style-name="P42"><text:span text:style-name="T18">The bitwise </text:span><text:span text:style-name="T28">X</text:span><text:span text:style-name="T25">OR </text:span><text:span text:style-name="T18">operator is </text:span><text:span text:style-name="T30">represented with a carrot symbol</text:span><text:span text:style-name="T25"> </text:span><text:span text:style-name="T18">( </text:span><text:span text:style-name="T28">^</text:span><text:span text:style-name="T25"> </text:span><text:span text:style-name="T18">). <text:s/>The following </text:span><text:span text:style-name="T27">C++ </text:span><text:span text:style-name="T18">program illustrates its effect:</text:span></text:p>
      <text:p text:style-name="P70"/>
      <text:p text:style-name="P21">#include &lt;iostream&gt;</text:p>
      <text:p text:style-name="P21">#include &lt;bitset&gt;</text:p>
      <text:p text:style-name="P21"/>
      <text:p text:style-name="P21">int main ()</text:p>
      <text:p text:style-name="P21">{</text:p>
      <text:p text:style-name="P21"><text:s text:c="2"/>unsigned char a = 0b10101010;</text:p>
      <text:p text:style-name="P21"><text:s text:c="2"/>unsigned char b = 0b00001111;</text:p>
      <text:p text:style-name="P21"><text:s text:c="2"/>std::cout &lt;&lt; "a <text:s text:c="6"/>= " &lt;&lt; std::bitset&lt;8&gt;(a) <text:s text:c="4"/>&lt;&lt; '\n';</text:p>
      <text:p text:style-name="P21"><text:s text:c="2"/>std::cout &lt;&lt; "b <text:s text:c="6"/>= " &lt;&lt; std::bitset&lt;8&gt;(b) <text:s text:c="4"/>&lt;&lt; '\n';</text:p>
      <text:p text:style-name="P21"><text:s text:c="2"/>std::cout &lt;&lt; "a XOR b = " &lt;&lt; std::bitset&lt;8&gt;(a ^ b) &lt;&lt; '\n';</text:p>
      <text:p text:style-name="P21"><text:s text:c="2"/>return 0;</text:p>
      <text:p text:style-name="P21">}</text:p>
      <text:p text:style-name="P21"/>
      <text:p text:style-name="P21">// <text:span text:style-name="T46">OUTPUT:</text:span></text:p>
      <text:p text:style-name="P21">// <text:span text:style-name="T46">a <text:s text:c="6"/>= 10101010</text:span></text:p>
      <text:p text:style-name="P21">// <text:span text:style-name="T46">b <text:s text:c="6"/>= 00001111</text:span></text:p>
      <text:p text:style-name="P21">// <text:span text:style-name="T46">a XOR b = 10100101</text:span></text:p>
      <text:p text:style-name="P21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97"><text:soft-page-break/>Bitwise SHIFT Operators</text:p>
      <text:p text:style-name="P88"/>
      <text:p text:style-name="P89">C and C++ also provide bitwise left-shift and right-shift operators. <text:s/>These operators work by shifting the bits in the first argument by the number of positions given by the second argument. <text:s/>Note: If we shift a binary number to the left, then the rightmost bit <text:span text:style-name="T47">would presumably be left empty. <text:s/>In C and C++, this bit is automatically assigned a value of 0.</text:span></text:p>
      <text:p text:style-name="P89"/>
      <text:p text:style-name="P89">The left-shift operator is &lt;&lt; and the right-shift operator is &gt;&gt;. <text:s/>Here’s another example program:</text:p>
      <text:p text:style-name="P15"/>
      <text:p text:style-name="P16">#include &lt;iostream&gt;</text:p>
      <text:p text:style-name="P16">#include &lt;bitset&gt;</text:p>
      <text:p text:style-name="P16"/>
      <text:p text:style-name="P16">int main ()</text:p>
      <text:p text:style-name="P16">{</text:p>
      <text:p text:style-name="P16"><text:s text:c="2"/>unsigned char a = 0b11111111;</text:p>
      <text:p text:style-name="P16"/>
      <text:p text:style-name="P16"><text:s text:c="2"/>// Left-Shift</text:p>
      <text:p text:style-name="P16"><text:s text:c="2"/>std::cout &lt;&lt; "Shifting \'a\' to the left:\n";</text:p>
      <text:p text:style-name="P16"><text:s text:c="2"/>for (int i = 0; i &lt;= 8; ++i)</text:p>
      <text:p text:style-name="P16"><text:s text:c="2"/>{</text:p>
      <text:p text:style-name="P16"><text:s text:c="4"/>unsigned char a_shifted = a &lt;&lt; i;</text:p>
      <text:p text:style-name="P16"><text:s text:c="4"/>std::cout &lt;&lt; "(a &lt;&lt; " &lt;&lt; i &lt;&lt; ") = " &lt;&lt; std::bitset&lt;8&gt;(a_shifted) &lt;&lt; '\n';</text:p>
      <text:p text:style-name="P16"><text:s text:c="2"/>}</text:p>
      <text:p text:style-name="P16"/>
      <text:p text:style-name="P16"><text:s text:c="2"/>// Right-Shift</text:p>
      <text:p text:style-name="P16"><text:s text:c="2"/>std::cout &lt;&lt; "Shifting \'a\' to the right:\n";</text:p>
      <text:p text:style-name="P16"><text:s text:c="2"/>for (int i = 0; i &lt;= 8; ++i)</text:p>
      <text:p text:style-name="P16"><text:s text:c="2"/>{</text:p>
      <text:p text:style-name="P16"><text:s text:c="4"/>unsigned char a_shifted = a &gt;&gt; i;</text:p>
      <text:p text:style-name="P16"><text:s text:c="4"/>std::cout &lt;&lt; "(a &gt;&gt; " &lt;&lt; i &lt;&lt; ") = " &lt;&lt; std::bitset&lt;8&gt;(a_shifted) &lt;&lt; '\n';</text:p>
      <text:p text:style-name="P16"><text:s text:c="2"/>}</text:p>
      <text:p text:style-name="P16"/>
      <text:p text:style-name="P16"><text:s text:c="2"/>return 0;</text:p>
      <text:p text:style-name="P16">}</text:p>
      <text:p text:style-name="P16"/>
      <text:p text:style-name="P16">// <text:span text:style-name="T48">OUTPUT:</text:span></text:p>
      <text:p text:style-name="P17">// Shifting 'a' to the left:</text:p>
      <text:p text:style-name="P17">// (a &lt;&lt; 0) = 11111111</text:p>
      <text:p text:style-name="P17">// (a &lt;&lt; 1) = 11111110</text:p>
      <text:p text:style-name="P17">// (a &lt;&lt; 2) = 11111100</text:p>
      <text:p text:style-name="P17">// (a &lt;&lt; 3) = 11111000</text:p>
      <text:p text:style-name="P17">// (a &lt;&lt; 4) = 11110000</text:p>
      <text:p text:style-name="P17">// (a &lt;&lt; 5) = 11100000</text:p>
      <text:p text:style-name="P17">// (a &lt;&lt; 6) = 11000000</text:p>
      <text:p text:style-name="P17">// (a &lt;&lt; 7) = 10000000</text:p>
      <text:p text:style-name="P17">// (a &lt;&lt; 8) = 00000000</text:p>
      <text:p text:style-name="P17">// Shifting 'a' to the right:</text:p>
      <text:p text:style-name="P17">// (a &gt;&gt; 0) = 11111111</text:p>
      <text:p text:style-name="P17">// (a &gt;&gt; 1) = 01111111</text:p>
      <text:p text:style-name="P17">// (a &gt;&gt; 2) = 00111111</text:p>
      <text:p text:style-name="P17">// (a &gt;&gt; 3) = 00011111</text:p>
      <text:p text:style-name="P17">// (a &gt;&gt; 4) = 00001111</text:p>
      <text:p text:style-name="P17">// (a &gt;&gt; 5) = 00000111</text:p>
      <text:p text:style-name="P17">// (a &gt;&gt; 6) = 00000011</text:p>
      <text:p text:style-name="P17">// (a &gt;&gt; 7) = 00000001</text:p>
      <text:p text:style-name="P17">// (a &gt;&gt; 8) = 00000000</text:p>
      <text:p text:style-name="P87"/>
      <text:p text:style-name="P28"><text:soft-page-break/>Techniques Using Bitwise Operations</text:p>
      <text:p text:style-name="P101"/>
      <text:p text:style-name="P57">Often in embedded systems programming, we need to manipulate or query individual bits of a register or binary value. <text:s/>The following <text:span text:style-name="T54">sections </text:span>describe the most common techniques.</text:p>
      <text:p text:style-name="P59"/>
      <text:p text:style-name="P92">Setting Bits (a.k.a. “Masking bits to 1”)</text:p>
      <text:p text:style-name="P57"/>
      <text:p text:style-name="P58">Say we have an unsigned, 8-bit value. <text:s/>Our objective is to set a particular “target bit” to a value of 1 while leaving the other bits unchanged.</text:p>
      <text:p text:style-name="P58"/>
      <text:p text:style-name="P32"><text:span text:style-name="T17">Observe the truth table for the bitwise OR operation, above. <text:s/></text:span><text:span text:style-name="T31">You will notice that whenever the value of B is 1, the value of the output is 1, regardless of the value of A. <text:s/>Additionally, whenever the value of B is 0, the value of the output matches A’s initial value. <text:s/>These properties of the OR operation make it an ideal tool </text:span><text:span text:style-name="T39">for </text:span><text:span text:style-name="T31">setting a target bit to 1 while leaving the other bits unchanged.</text:span></text:p>
      <text:p text:style-name="P75"/>
      <text:p text:style-name="P33"><text:span text:style-name="T31">I</text:span><text:span text:style-name="T17">n the following example, we use the OR operation to obtain an output value </text:span><text:span text:style-name="T32">that is the same as the first operand except </text:span><text:span text:style-name="T17">with the first two bits set to 1.</text:span></text:p>
      <text:p text:style-name="P75"/>
      <text:p text:style-name="P11"><text:s text:c="3"/>00111100 <text:s text:c="7"/></text:p>
      <text:p text:style-name="P23">OR 11000000<text:span text:style-name="T17"> <text:s/></text:span><text:span text:style-name="T35">(mask)</text:span></text:p>
      <text:p text:style-name="P11"><text:s text:c="3"/>11111100 <text:s text:c="7"/></text:p>
      <text:p text:style-name="P75"/>
      <text:p text:style-name="P34"><text:span text:style-name="T17">The second operand in the example above is often called a “mask.” <text:s/></text:span><text:span text:style-name="T33">For all positions in which the mask contains a 1, the result will contain a 1. <text:s/>All other positions will retain the same value as the non-mask.</text:span></text:p>
      <text:p text:style-name="P76"/>
      <text:p text:style-name="P95">Clearing Bits (a.k.a. “Masking bits to 0”)</text:p>
      <text:p text:style-name="P77"/>
      <text:p text:style-name="P35"><text:span text:style-name="T17">Let’s say that instead of setting particular bits to 1, we want to set particular bits to 0. <text:s/>Observe the truth table above for the AND operation. <text:s/>Whenever B is 0, the output is always 0, regardless of A. <text:s/>Also, when B is 1, the output is the same as A. <text:s/></text:span><text:span text:style-name="T34">We can thus use the AND operation to clear a particular bit while leaving the other bits unchanged.</text:span></text:p>
      <text:p text:style-name="P62"/>
      <text:p text:style-name="P63">Here’s another example:</text:p>
      <text:p text:style-name="P63"/>
      <text:p text:style-name="P3"><text:s text:c="4"/>11110011 <text:s text:c="7"/></text:p>
      <text:p text:style-name="P24">AND 00001111<text:span text:style-name="T17"> <text:s/></text:span><text:span text:style-name="T35">(mask)</text:span></text:p>
      <text:p text:style-name="P3"><text:s text:c="4"/>00000011 <text:s text:c="7"/></text:p>
      <text:p text:style-name="P60"/>
      <text:p text:style-name="P64">As the example illustrates, the outp<text:span text:style-name="T50">ut is 0 wherever the mask is 0. <text:s/>The bits in all the other positions are the same as the first input.</text:span></text:p>
      <text:p text:style-name="P64"/>
      <text:p text:style-name="P94">Toggling Bits</text:p>
      <text:p text:style-name="P78"/>
      <text:p text:style-name="P78"><text:span text:style-name="T58">Similar logic reveals that</text:span> we can use the XOR operation to “flip” particular bits in an unsigned integer. <text:s/>The truth table for XOR, above, shows that the result of XOR’ing the value 1 with some input value is always the opposite of the input value. <text:s/>Additionally, <text:s/>the result of XOR’ing the value 0 with some input value is always the same as the input value.</text:p>
      <text:p text:style-name="P78"/>
      <text:p text:style-name="P4"><text:s text:c="4"/>11110011 <text:s text:c="7"/></text:p>
      <text:p text:style-name="P25"><text:span text:style-name="T50">XOR</text:span> 00001111<text:span text:style-name="T17"> <text:s/></text:span><text:span text:style-name="T35">(mask)</text:span></text:p>
      <text:p text:style-name="P4"><text:s text:c="4"/><text:span text:style-name="T59">11111100</text:span> <text:s text:c="7"/></text:p>
      <text:p text:style-name="P61"/>
      <text:p text:style-name="P93">Creating a Mask</text:p>
      <text:p text:style-name="P79"/>
      <text:p text:style-name="P79">All of the three techniques above utilized masks in order to manipulate the bits of some input value. <text:s/>Since masks are so ubiquitous in embedded C programming, it pays to learn how to create them. <text:s/>Sometimes, you can hard-code your mask as a constant because it will never change. <text:s/>Often, however, you will need to generate a mask programmatically. <text:s/>Let’s go over how to do this.</text:p>
      <text:p text:style-name="P79"/>
      <text:p text:style-name="P80"><text:soft-page-break/>As an example, let’s create a mask that has a 1 in positions 4 and 6. <text:s/>The table below illustrates the mask we aim to create:</text:p>
      <text:p text:style-name="P80"/>
      <table:table table:name="Table7" table:style-name="Table7">
        <table:table-column table:style-name="Table7.A" table:number-columns-repeated="8"/>
        <table:table-column table:style-name="Table7.I"/>
        <table:table-row>
          <table:table-cell table:style-name="Table7.A1" office:value-type="string">
            <text:p text:style-name="P129">Position</text:p>
          </table:table-cell>
          <table:table-cell table:style-name="Table7.A1" office:value-type="string">
            <text:p text:style-name="P129">7</text:p>
          </table:table-cell>
          <table:table-cell table:style-name="Table7.A1" office:value-type="string">
            <text:p text:style-name="P129">6</text:p>
          </table:table-cell>
          <table:table-cell table:style-name="Table7.A1" office:value-type="string">
            <text:p text:style-name="P129">5</text:p>
          </table:table-cell>
          <table:table-cell table:style-name="Table7.A1" office:value-type="string">
            <text:p text:style-name="P129">4</text:p>
          </table:table-cell>
          <table:table-cell table:style-name="Table7.A1" office:value-type="string">
            <text:p text:style-name="P129">3</text:p>
          </table:table-cell>
          <table:table-cell table:style-name="Table7.A1" office:value-type="string">
            <text:p text:style-name="P129">2</text:p>
          </table:table-cell>
          <table:table-cell table:style-name="Table7.A1" office:value-type="string">
            <text:p text:style-name="P129">1</text:p>
          </table:table-cell>
          <table:table-cell table:style-name="Table7.I1" office:value-type="string">
            <text:p text:style-name="P129">0</text:p>
          </table:table-cell>
        </table:table-row>
        <table:table-row>
          <table:table-cell table:style-name="Table7.A2" office:value-type="string">
            <text:p text:style-name="P129">Mask</text:p>
          </table:table-cell>
          <table:table-cell table:style-name="Table7.A2" office:value-type="string">
            <text:p text:style-name="P129">0</text:p>
          </table:table-cell>
          <table:table-cell table:style-name="Table7.A2" office:value-type="string">
            <text:p text:style-name="P129">1</text:p>
          </table:table-cell>
          <table:table-cell table:style-name="Table7.A2" office:value-type="string">
            <text:p text:style-name="P129">0</text:p>
          </table:table-cell>
          <table:table-cell table:style-name="Table7.A2" office:value-type="string">
            <text:p text:style-name="P129">1</text:p>
          </table:table-cell>
          <table:table-cell table:style-name="Table7.A2" office:value-type="string">
            <text:p text:style-name="P129">0</text:p>
          </table:table-cell>
          <table:table-cell table:style-name="Table7.A2" office:value-type="string">
            <text:p text:style-name="P129">0</text:p>
          </table:table-cell>
          <table:table-cell table:style-name="Table7.A2" office:value-type="string">
            <text:p text:style-name="P129">0</text:p>
          </table:table-cell>
          <table:table-cell table:style-name="Table7.I2" office:value-type="string">
            <text:p text:style-name="P129">0</text:p>
          </table:table-cell>
        </table:table-row>
      </table:table>
      <text:p text:style-name="P80"/>
      <text:p text:style-name="P80">We can create this mask using the following code:</text:p>
      <text:p text:style-name="P80"/>
      <text:p text:style-name="P12">unsigned char mask = (1 &lt;&lt; 4) | (1 &lt;&lt; 6);</text:p>
      <text:p text:style-name="P12">// mask is now 0b01010000</text:p>
      <text:p text:style-name="P80"/>
      <text:p text:style-name="P81">Once we have a mask, we can easily manipulate the bits in positions 4 and 6 for some input value:</text:p>
      <text:p text:style-name="P81"/>
      <text:p text:style-name="P13">input = input | mask; <text:s/>// Sets bits 4 and 6</text:p>
      <text:p text:style-name="P13">input = input &amp; ~mask; // Clears bits 4 and 6</text:p>
      <text:p text:style-name="P13">input = input ^ mask; <text:s/>// Toggles bits 4 and 6</text:p>
      <text:p text:style-name="P13"/>
      <text:p text:style-name="P82">Note: We can abbreviate the preceding statements by using the “combined assignment operators” as follows:</text:p>
      <text:p text:style-name="P82"/>
      <text:p text:style-name="P26"><text:span text:style-name="T17">input |</text:span><text:span text:style-name="T36">=</text:span><text:span text:style-name="T17"> mask; <text:s/>// Sets bits 4 and 6</text:span></text:p>
      <text:p text:style-name="P26"><text:span text:style-name="T17">input </text:span><text:span text:style-name="T36">&amp;=</text:span><text:span text:style-name="T17"> ~mask; // Clears bits 4 and 6</text:span></text:p>
      <text:p text:style-name="P26"><text:span text:style-name="T17">input </text:span><text:span text:style-name="T36">^=</text:span><text:span text:style-name="T17"> mask; <text:s/>// Toggles bits 4 and 6</text:span></text:p>
      <text:p text:style-name="P84"/>
      <text:p text:style-name="P96">Querying a Single Bit</text:p>
      <text:p text:style-name="P85"/>
      <text:p text:style-name="P85">It is often useful to test whether or not a particular bit is set to 1 inside of a register. <text:s/>This can be accomplished by extending the logic of the techniques above. <text:s/>But first, it is important to remember that in C and C++, any value that is non-zero is interpreted as TRUE when placed in a Boolean context; Zero is interpreted as FALSE.</text:p>
      <text:p text:style-name="P85"/>
      <text:p text:style-name="P85">By considering the logic discussed above, you should be able to recognize that the following expression evaluates to TRUE if and only if the bit in position 3 of the variable “input” is set <text:span text:style-name="T60">to 1</text:span>:</text:p>
      <text:p text:style-name="P85"/>
      <text:p text:style-name="P14">input &amp; (1 &lt;&lt; 3)</text:p>
      <text:p text:style-name="P84"/>
      <text:p text:style-name="P29">Summary</text:p>
      <text:p text:style-name="P83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12">Technique</text:p>
          </table:table-cell>
          <table:table-cell table:style-name="Table8.A1" office:value-type="string">
            <text:p text:style-name="P112">Description</text:p>
          </table:table-cell>
          <table:table-cell table:style-name="Table8.C1" office:value-type="string">
            <text:p text:style-name="P112">Example</text:p>
          </table:table-cell>
        </table:table-row>
        <table:table-row>
          <table:table-cell table:style-name="Table8.A2" office:value-type="string">
            <text:p text:style-name="P122">Create Mask</text:p>
          </table:table-cell>
          <table:table-cell table:style-name="Table8.A2" office:value-type="string">
            <text:p text:style-name="P121">Shift 1 to the target positions and OR <text:span text:style-name="T57">the results</text:span></text:p>
          </table:table-cell>
          <table:table-cell table:style-name="Table8.C2" office:value-type="string">
            <text:p text:style-name="P133">uint8_t msk = (1 &lt;&lt; 2) | (1 &lt;&lt; 3);</text:p>
          </table:table-cell>
        </table:table-row>
        <table:table-row>
          <table:table-cell table:style-name="Table8.A2" office:value-type="string">
            <text:p text:style-name="P122">Set Target Bits</text:p>
          </table:table-cell>
          <table:table-cell table:style-name="Table8.A2" office:value-type="string">
            <text:p text:style-name="P121">Create a mask with 1’s in target positions and then OR with input</text:p>
          </table:table-cell>
          <table:table-cell table:style-name="Table8.C2" office:value-type="string">
            <text:p text:style-name="P133">input |= msk;</text:p>
          </table:table-cell>
        </table:table-row>
        <table:table-row>
          <table:table-cell table:style-name="Table8.A2" office:value-type="string">
            <text:p text:style-name="P122">Clear Target Bits</text:p>
          </table:table-cell>
          <table:table-cell table:style-name="Table8.A2" office:value-type="string">
            <text:p text:style-name="P121">Create a mask with 1’s in target positions, then <text:span text:style-name="T61">AND</text:span> the input with NOT(mask)</text:p>
          </table:table-cell>
          <table:table-cell table:style-name="Table8.C2" office:value-type="string">
            <text:p text:style-name="P133">input &amp;= ~msk;</text:p>
          </table:table-cell>
        </table:table-row>
        <table:table-row>
          <table:table-cell table:style-name="Table8.A2" office:value-type="string">
            <text:p text:style-name="P122">Toggle Target Bits</text:p>
          </table:table-cell>
          <table:table-cell table:style-name="Table8.A2" office:value-type="string">
            <text:p text:style-name="P121">Create a mask with 1’s in target positions, the<text:span text:style-name="T51">n</text:span> XOR with input</text:p>
          </table:table-cell>
          <table:table-cell table:style-name="Table8.C2" office:value-type="string">
            <text:p text:style-name="P133">input ^= msk;</text:p>
          </table:table-cell>
        </table:table-row>
        <table:table-row>
          <table:table-cell table:style-name="Table8.A2" office:value-type="string">
            <text:p text:style-name="P130">Query a Single Bit</text:p>
          </table:table-cell>
          <table:table-cell table:style-name="Table8.B6" office:value-type="string">
            <text:p text:style-name="P131">Create a mask with a 1 in the target position, then AND with input</text:p>
          </table:table-cell>
          <table:table-cell table:style-name="Table8.C2" office:value-type="string">
            <text:p text:style-name="P134">if (input &amp; (1 &lt;&lt; <text:span text:style-name="T56">3</text:span>)) {</text:p>
            <text:p text:style-name="P135"><text:s text:c="4"/>// <text:span text:style-name="T55">body of this “if” statement</text:span></text:p>
            <text:p text:style-name="P135"><text:s text:c="4"/>// only runs if bit in pos. <text:span text:style-name="T56">3</text:span></text:p>
            <text:p text:style-name="P134"><text:s text:c="4"/>// of input is 1</text:p>
            <text:p text:style-name="P134">}</text:p>
          </table:table-cell>
        </table:table-row>
      </table:table>
      <text:p text:style-name="P31"><text:span text:style-name="T17">*</text:span><text:span text:style-name="T37">Note: “uint8_t” is an unsigned </text:span><text:span text:style-name="T40">8-bit</text:span><text:span text:style-name="T37"> type, defined in </text:span><text:span text:style-name="T38">standard C header file</text:span><text:span text:style-name="T37"> &lt;stdint.h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3:36:54.563425217</meta:creation-date>
    <dc:date>2018-09-17T21:48:21.435941537</dc:date>
    <meta:editing-duration>PT3H30M54S</meta:editing-duration>
    <meta:editing-cycles>97</meta:editing-cycles>
    <meta:generator>LibreOffice/5.1.6.2$Linux_X86_64 LibreOffice_project/10m0$Build-2</meta:generator>
    <meta:document-statistic meta:table-count="8" meta:image-count="0" meta:object-count="0" meta:page-count="8" meta:paragraph-count="281" meta:word-count="2004" meta:character-count="10429" meta:non-whitespace-character-count="8390"/>
  </office:meta>
</office:document-meta>
</file>